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C9211E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ext-properties fo:color="#55308D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fo:color="#C9211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0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color="#55308D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 fo:background-color="#FFFF00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#70AD47"/>
    </style:style>
    <style:style style:name="ce1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33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3" table:default-cell-style-name="ce1"/>
        <table:table-row table:style-name="ro1">
          <table:table-cell table:style-name="ce1"/>
          <table:table-cell office:value-type="string" table:style-name="ce1">
            <text:p>váha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hodnocení</text:p>
          </table:table-cell>
          <table:table-cell office:value-type="string" table:style-name="ce1">
            <text:p>výsledek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ilné stránk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eriálová nenáročnost</text:p>
          </table:table-cell>
          <table:table-cell office:value-type="float" office:value="10" table:style-name="ce1">
            <text:p>10</text:p>
          </table:table-cell>
          <table:table-cell office:value-type="float" office:value="0.1" table:formula="of:=[.B3]*[.$C$1]" table:style-name="ce1">
            <text:p>0,1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[.C3]*[.D3]*[.$D$7]" table:style-name="ce1">
            <text:p>0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řejně prospěná činnost</text:p>
          </table:table-cell>
          <table:table-cell office:value-type="float" office:value="20" table:style-name="ce1">
            <text:p>20</text:p>
          </table:table-cell>
          <table:table-cell office:value-type="float" office:value="0.2" table:formula="of:=[.B4]*[.$C$1]" table:style-name="ce1">
            <text:p>0,2</text:p>
          </table:table-cell>
          <table:table-cell office:value-type="float" office:value="3" table:style-name="ce1">
            <text:p>3</text:p>
          </table:table-cell>
          <table:table-cell office:value-type="float" office:value="0.60000000000000009" table:formula="of:=[.C4]*[.D4]*[.$D$7]" table:style-name="ce1">
            <text:p>0,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iginalita</text:p>
          </table:table-cell>
          <table:table-cell office:value-type="float" office:value="30" table:style-name="ce1">
            <text:p>30</text:p>
          </table:table-cell>
          <table:table-cell office:value-type="float" office:value="0.3" table:formula="of:=[.B5]*[.$C$1]" table:style-name="ce1">
            <text:p>0,3</text:p>
          </table:table-cell>
          <table:table-cell office:value-type="float" office:value="5" table:style-name="ce1">
            <text:p>5</text:p>
          </table:table-cell>
          <table:table-cell office:value-type="float" office:value="1.5" table:formula="of:=[.C5]*[.D5]*[.$D$7]" table:style-name="ce1">
            <text:p>1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mplementace do zaběhnutého systému</text:p>
          </table:table-cell>
          <table:table-cell office:value-type="float" office:value="40" table:style-name="ce1">
            <text:p>40</text:p>
          </table:table-cell>
          <table:table-cell office:value-type="float" office:value="0.4" table:formula="of:=[.B6]*[.$C$1]" table:style-name="ce1">
            <text:p>0,4</text:p>
          </table:table-cell>
          <table:table-cell office:value-type="float" office:value="5" table:style-name="ce1">
            <text:p>5</text:p>
          </table:table-cell>
          <table:table-cell office:value-type="float" office:value="2" table:formula="of:=[.C6]*[.D6]*[.$D$7]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00" table:formula="of:=SUM([.B3:.B6])" table:style-name="ce3">
            <text:p>100</text:p>
          </table:table-cell>
          <table:table-cell office:value-type="float" office:value="1" table:formula="of:=[.B7]*[.$C$1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3" table:formula="of:=SUM([.E3:.E6])" table:style-name="ce4">
            <text:p>4,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slabé stránk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lý tým</text:p>
          </table:table-cell>
          <table:table-cell office:value-type="float" office:value="12" table:style-name="ce1">
            <text:p>12</text:p>
          </table:table-cell>
          <table:table-cell office:value-type="float" office:value="0.12" table:formula="of:=[.B9]*[.$C$1]" table:style-name="ce1">
            <text:p>0,12</text:p>
          </table:table-cell>
          <table:table-cell office:value-type="float" office:value="4" table:style-name="ce1">
            <text:p>4</text:p>
          </table:table-cell>
          <table:table-cell office:value-type="float" office:value="-0.48" table:formula="of:=[.C9]*[.D9]*[.$D$13]" table:style-name="ce1">
            <text:p>-0,48</text:p>
          </table:table-cell>
          <table:table-cell table:number-columns-repeated="2" table:style-name="ce1"/>
          <table:table-cell office:value-type="string" table:style-name="ce1">
            <text:p>interni</text:p>
          </table:table-cell>
          <table:table-cell office:value-type="float" office:value="1.7099999999999995" table:formula="of:=[.E7]+[.E13]" table:style-name="ce4">
            <text:p>1,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álo praktických zkušeností</text:p>
          </table:table-cell>
          <table:table-cell office:value-type="float" office:value="35" table:style-name="ce1">
            <text:p>35</text:p>
          </table:table-cell>
          <table:table-cell office:value-type="float" office:value="0.35000000000000003" table:formula="of:=[.B10]*[.$C$1]" table:style-name="ce1">
            <text:p>0,35</text:p>
          </table:table-cell>
          <table:table-cell office:value-type="float" office:value="3" table:style-name="ce1">
            <text:p>3</text:p>
          </table:table-cell>
          <table:table-cell office:value-type="float" office:value="-1.05" table:formula="of:=[.C10]*[.D10]*[.$D$13]" table:style-name="ce1">
            <text:p>-1,05</text:p>
          </table:table-cell>
          <table:table-cell table:number-columns-repeated="2" table:style-name="ce1"/>
          <table:table-cell office:value-type="string" table:style-name="ce1">
            <text:p>externi</text:p>
          </table:table-cell>
          <table:table-cell office:value-type="float" office:value="0.12999999999999989" table:formula="of:=[.E19]+[.E25]" table:style-name="ce4">
            <text:p>0,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vě sestavený tým (neproběhl teambuilding)</text:p>
          </table:table-cell>
          <table:table-cell office:value-type="float" office:value="20" table:style-name="ce1">
            <text:p>20</text:p>
          </table:table-cell>
          <table:table-cell office:value-type="float" office:value="0.2" table:formula="of:=[.B11]*[.$C$1]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-0.4" table:formula="of:=[.C11]*[.D11]*[.$D$13]" table:style-name="ce1">
            <text:p>-0,4</text:p>
          </table:table-cell>
          <table:table-cell table:number-columns-repeated="3" table:style-name="ce1"/>
          <table:table-cell office:value-type="float" office:value="1.8399999999999994" table:formula="of:=SUM([.I9:.I10])" table:style-name="ce1">
            <text:p>1,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ízký rozpočet</text:p>
          </table:table-cell>
          <table:table-cell office:value-type="float" office:value="33" table:style-name="ce1">
            <text:p>33</text:p>
          </table:table-cell>
          <table:table-cell office:value-type="float" office:value="0.33" table:formula="of:=[.B12]*[.$C$1]" table:style-name="ce1">
            <text:p>0,33</text:p>
          </table:table-cell>
          <table:table-cell office:value-type="float" office:value="2" table:style-name="ce1">
            <text:p>2</text:p>
          </table:table-cell>
          <table:table-cell office:value-type="float" office:value="-0.66" table:formula="of:=[.C12]*[.D12]*[.$D$13]" table:style-name="ce1">
            <text:p>-0,6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00" table:formula="of:=SUM([.B9:.B12])" table:style-name="ce3">
            <text:p>100</text:p>
          </table:table-cell>
          <table:table-cell office:value-type="float" office:value="1" table:formula="of:=[.B13]*[.$C$1]" table:style-name="ce1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2.5900000000000003" table:formula="of:=SUM([.E9:.E12])" table:style-name="ce4">
            <text:p>-2,59</text:p>
          </table:table-cell>
          <table:table-cell table:number-columns-repeated="2" table:style-name="ce1"/>
          <table:table-cell office:value-type="string" table:style-name="ce1">
            <text:p>Tým je spokojen se svým rozhodnutím a čísla jen potvrzují správnost tohoto rozhodnutí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příležitost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tace</text:p>
          </table:table-cell>
          <table:table-cell office:value-type="float" office:value="25" table:style-name="ce1">
            <text:p>25</text:p>
          </table:table-cell>
          <table:table-cell office:value-type="float" office:value="0.25" table:formula="of:=[.B15]*[.$C$1]" table:style-name="ce1">
            <text:p>0,2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of:=[.C15]*[.D15]*[.$D$19]" table:style-name="ce1">
            <text:p>0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brovolníci</text:p>
          </table:table-cell>
          <table:table-cell office:value-type="float" office:value="47" table:style-name="ce1">
            <text:p>47</text:p>
          </table:table-cell>
          <table:table-cell office:value-type="float" office:value="0.47000000000000003" table:formula="of:=[.B16]*[.$C$1]" table:style-name="ce1">
            <text:p>0,47</text:p>
          </table:table-cell>
          <table:table-cell office:value-type="float" office:value="4" table:style-name="ce1">
            <text:p>4</text:p>
          </table:table-cell>
          <table:table-cell office:value-type="float" office:value="1.8800000000000001" table:formula="of:=[.C16]*[.D16]*[.$D$19]" table:style-name="ce1">
            <text:p>1,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zvýšení poptávky</text:p>
          </table:table-cell>
          <table:table-cell office:value-type="float" office:value="12" table:style-name="ce1">
            <text:p>12</text:p>
          </table:table-cell>
          <table:table-cell office:value-type="float" office:value="0.12" table:formula="of:=[.B17]*[.$C$1]" table:style-name="ce1">
            <text:p>0,12</text:p>
          </table:table-cell>
          <table:table-cell office:value-type="float" office:value="1" table:style-name="ce1">
            <text:p>1</text:p>
          </table:table-cell>
          <table:table-cell office:value-type="float" office:value="0.12" table:formula="of:=[.C17]*[.D17]*[.$D$19]" table:style-name="ce1">
            <text:p>0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finanční příspěvky</text:p>
          </table:table-cell>
          <table:table-cell office:value-type="float" office:value="16" table:style-name="ce1">
            <text:p>16</text:p>
          </table:table-cell>
          <table:table-cell office:value-type="float" office:value="0.16" table:formula="of:=[.B18]*[.$C$1]" table:style-name="ce1">
            <text:p>0,16</text:p>
          </table:table-cell>
          <table:table-cell office:value-type="float" office:value="3" table:style-name="ce1">
            <text:p>3</text:p>
          </table:table-cell>
          <table:table-cell office:value-type="float" office:value="0.48" table:formula="of:=[.C18]*[.D18]*[.$D$19]" table:style-name="ce1">
            <text:p>0,48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100" table:formula="of:=SUM([.B15:.B18])" table:style-name="ce3">
            <text:p>100</text:p>
          </table:table-cell>
          <table:table-cell office:value-type="float" office:value="1" table:formula="of:=[.B19]*[.$C$1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98" table:formula="of:=SUM([.E15:.E18])" table:style-name="ce4">
            <text:p>2,98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hrozb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mění se osnovy maturity</text:p>
          </table:table-cell>
          <table:table-cell office:value-type="float" office:value="35" table:style-name="ce1">
            <text:p>35</text:p>
          </table:table-cell>
          <table:table-cell office:value-type="float" office:value="0.35000000000000003" table:formula="of:=[.B21]*[.$C$1]" table:style-name="ce1">
            <text:p>0,35</text:p>
          </table:table-cell>
          <table:table-cell office:value-type="float" office:value="4" table:style-name="ce1">
            <text:p>4</text:p>
          </table:table-cell>
          <table:table-cell office:value-type="float" office:value="-1.4000000000000001" table:formula="of:=[.C21]*[.D21]*[.$D$25]" table:style-name="ce1">
            <text:p>-1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onkurence (dát nízkou váhu)</text:p>
          </table:table-cell>
          <table:table-cell office:value-type="float" office:value="6" table:style-name="ce1">
            <text:p>6</text:p>
          </table:table-cell>
          <table:table-cell office:value-type="float" office:value="0.06" table:formula="of:=[.B22]*[.$C$1]" table:style-name="ce1">
            <text:p>0,06</text:p>
          </table:table-cell>
          <table:table-cell office:value-type="float" office:value="1" table:style-name="ce1">
            <text:p>1</text:p>
          </table:table-cell>
          <table:table-cell office:value-type="float" office:value="-0.06" table:formula="of:=[.C22]*[.D22]*[.$D$25]" table:style-name="ce1">
            <text:p>-0,0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mítnutí návrhu implementace</text:p>
          </table:table-cell>
          <table:table-cell office:value-type="float" office:value="40" table:style-name="ce1">
            <text:p>40</text:p>
          </table:table-cell>
          <table:table-cell office:value-type="float" office:value="0.4" table:formula="of:=[.B23]*[.$C$1]" table:style-name="ce1">
            <text:p>0,4</text:p>
          </table:table-cell>
          <table:table-cell office:value-type="float" office:value="3" table:style-name="ce1">
            <text:p>3</text:p>
          </table:table-cell>
          <table:table-cell office:value-type="float" office:value="-1.2000000000000002" table:formula="of:=[.C23]*[.D23]*[.$D$25]" table:style-name="ce1">
            <text:p>-1,2</text:p>
          </table:table-cell>
          <table:table-cell table:number-columns-repeated="4" table:style-name="ce1"/>
          <table:table-cell office:value-type="string" table:style-name="ce1">
            <text:p>interni</text:p>
          </table:table-cell>
          <table:table-cell office:value-type="float" office:value="2.0599999999999996" table:formula="of:=[.J36]+[.O36]" table:style-name="ce4">
            <text:p>2,0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zrušení státní maturity</text:p>
          </table:table-cell>
          <table:table-cell office:value-type="float" office:value="19" table:style-name="ce1">
            <text:p>19</text:p>
          </table:table-cell>
          <table:table-cell office:value-type="float" office:value="0.19" table:formula="of:=[.B24]*[.$C$1]" table:style-name="ce1">
            <text:p>0,19</text:p>
          </table:table-cell>
          <table:table-cell office:value-type="float" office:value="1" table:style-name="ce1">
            <text:p>1</text:p>
          </table:table-cell>
          <table:table-cell office:value-type="float" office:value="-0.19" table:formula="of:=[.C24]*[.D24]*[.$D$25]" table:style-name="ce1">
            <text:p>-0,19</text:p>
          </table:table-cell>
          <table:table-cell table:number-columns-repeated="4" table:style-name="ce1"/>
          <table:table-cell office:value-type="string" table:style-name="ce1">
            <text:p>externi</text:p>
          </table:table-cell>
          <table:table-cell office:value-type="float" office:value="0.64999999999999991" table:formula="of:=[.J42]+[.O42]" table:style-name="ce4">
            <text:p>0,6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00" table:formula="of:=SUM([.B21:.B24])" table:style-name="ce3">
            <text:p>100</text:p>
          </table:table-cell>
          <table:table-cell office:value-type="float" office:value="1" table:formula="of:=[.B25]*[.$C$1]" table:style-name="ce1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2.85" table:formula="of:=SUM([.E21:.E24])" table:style-name="ce4">
            <text:p>-2,85</text:p>
          </table:table-cell>
          <table:table-cell table:number-columns-repeated="5" table:style-name="ce1"/>
          <table:table-cell office:value-type="float" office:value="2.7099999999999995" table:formula="of:=SUM([.K23:.K24])" table:style-name="ce1">
            <text:p>2,7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ým je spokojen se svým rozhodnutím a čísla jen potvrzují správnost tohoto rozhodnutí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váha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hodnocení</text:p>
          </table:table-cell>
          <table:table-cell office:value-type="string" table:style-name="ce1">
            <text:p>výsledek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number-columns-spanned="5" table:number-rows-spanned="1" table:style-name="ce19">
            <text:p>silné stránky</text:p>
          </table:table-cell>
          <table:covered-table-cell table:number-columns-repeated="4"/>
          <table:table-cell office:value-type="string" table:number-columns-spanned="5" table:number-rows-spanned="1" table:style-name="ce19">
            <text:p>slabé stránky</text:p>
          </table:table-cell>
          <table:covered-table-cell table:number-columns-repeated="4"/>
          <table:table-cell table:number-columns-repeated="16369"/>
        </table:table-row>
        <table:table-row table:style-name="ro1">
          <table:table-cell table:number-columns-repeated="5" table:style-name="ce1"/>
          <table:table-cell office:value-type="string" table:style-name="ce6">
            <text:p>materiálová nenáročnost</text:p>
          </table:table-cell>
          <table:table-cell office:value-type="float" office:value="10" table:style-name="ce1">
            <text:p>10</text:p>
          </table:table-cell>
          <table:table-cell office:value-type="float" office:value="0.1" table:formula="of:=[.G32]*[.$C$1]" table:style-name="ce1">
            <text:p>0,1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[.H32]*[.I32]*[.$D$7]" table:style-name="ce1">
            <text:p>0,2</text:p>
          </table:table-cell>
          <table:table-cell office:value-type="string" table:style-name="ce7">
            <text:p>malý tým</text:p>
          </table:table-cell>
          <table:table-cell office:value-type="float" office:value="12" table:style-name="ce1">
            <text:p>12</text:p>
          </table:table-cell>
          <table:table-cell office:value-type="float" office:value="0.12" table:formula="of:=[.L32]*[.$C$1]" table:style-name="ce1">
            <text:p>0,12</text:p>
          </table:table-cell>
          <table:table-cell office:value-type="float" office:value="4" table:style-name="ce1">
            <text:p>4</text:p>
          </table:table-cell>
          <table:table-cell office:value-type="float" office:value="-0.48" table:formula="of:=[.M32]*[.N32]*[.$D$13]" table:style-name="ce8">
            <text:p>-0,48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licenční model</text:p>
          </table:table-cell>
          <table:table-cell office:value-type="float" office:value="20" table:style-name="ce1">
            <text:p>20</text:p>
          </table:table-cell>
          <table:table-cell office:value-type="float" office:value="0.2" table:formula="of:=[.G33]*[.$C$1]" table:style-name="ce1">
            <text:p>0,2</text:p>
          </table:table-cell>
          <table:table-cell office:value-type="float" office:value="3" table:style-name="ce1">
            <text:p>3</text:p>
          </table:table-cell>
          <table:table-cell office:value-type="float" office:value="0.60000000000000009" table:formula="of:=[.H33]*[.I33]*[.$D$7]" table:style-name="ce1">
            <text:p>0,6</text:p>
          </table:table-cell>
          <table:table-cell office:value-type="string" table:style-name="ce9">
            <text:p>nově sestavený tým</text:p>
          </table:table-cell>
          <table:table-cell office:value-type="float" office:value="40" table:style-name="ce1">
            <text:p>40</text:p>
          </table:table-cell>
          <table:table-cell office:value-type="float" office:value="0.4" table:formula="of:=[.L33]*[.$C$1]" table:style-name="ce1">
            <text:p>0,4</text:p>
          </table:table-cell>
          <table:table-cell office:value-type="float" office:value="2" table:style-name="ce1">
            <text:p>2</text:p>
          </table:table-cell>
          <table:table-cell office:value-type="float" office:value="-0.8" table:formula="of:=[.M33]*[.N33]*[.$D$13]" table:style-name="ce8">
            <text:p>-0,8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škálovatelnost</text:p>
          </table:table-cell>
          <table:table-cell office:value-type="float" office:value="30" table:style-name="ce1">
            <text:p>30</text:p>
          </table:table-cell>
          <table:table-cell office:value-type="float" office:value="0.3" table:formula="of:=[.G34]*[.$C$1]" table:style-name="ce1">
            <text:p>0,3</text:p>
          </table:table-cell>
          <table:table-cell office:value-type="float" office:value="5" table:style-name="ce1">
            <text:p>5</text:p>
          </table:table-cell>
          <table:table-cell office:value-type="float" office:value="1.5" table:formula="of:=[.H34]*[.I34]*[.$D$7]" table:style-name="ce1">
            <text:p>1,5</text:p>
          </table:table-cell>
          <table:table-cell office:value-type="string" table:style-name="ce6">
            <text:p>nízký rozpočet</text:p>
          </table:table-cell>
          <table:table-cell office:value-type="float" office:value="48" table:style-name="ce1">
            <text:p>48</text:p>
          </table:table-cell>
          <table:table-cell office:value-type="float" office:value="0.48" table:formula="of:=[.L34]*[.$C$1]" table:style-name="ce1">
            <text:p>0,48</text:p>
          </table:table-cell>
          <table:table-cell office:value-type="float" office:value="2" table:style-name="ce1">
            <text:p>2</text:p>
          </table:table-cell>
          <table:table-cell office:value-type="float" office:value="-0.96" table:formula="of:=[.M34]*[.N34]*[.$D$13]" table:style-name="ce8">
            <text:p>-0,96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odborná dovednost týmu</text:p>
          </table:table-cell>
          <table:table-cell office:value-type="float" office:value="40" table:style-name="ce1">
            <text:p>40</text:p>
          </table:table-cell>
          <table:table-cell office:value-type="float" office:value="0.4" table:formula="of:=[.G35]*[.$C$1]" table:style-name="ce1">
            <text:p>0,4</text:p>
          </table:table-cell>
          <table:table-cell office:value-type="float" office:value="5" table:style-name="ce1">
            <text:p>5</text:p>
          </table:table-cell>
          <table:table-cell office:value-type="float" office:value="2" table:formula="of:=[.H35]*[.I35]*[.$D$7]" table:style-name="ce1">
            <text:p>2</text:p>
          </table:table-cell>
          <table:table-cell table:style-name="ce6"/>
          <table:table-cell table:number-columns-repeated="3" table:style-name="ce1"/>
          <table:table-cell table:style-name="ce8"/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celkem</text:p>
          </table:table-cell>
          <table:table-cell office:value-type="float" office:value="100" table:formula="of:=SUM([.G32:.G35])" table:style-name="ce3">
            <text:p>100</text:p>
          </table:table-cell>
          <table:table-cell office:value-type="float" office:value="1" table:formula="of:=[.G36]*[.$C$1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3" table:formula="of:=SUM([.J32:.J35])" table:style-name="ce4">
            <text:p>4,3</text:p>
          </table:table-cell>
          <table:table-cell office:value-type="string" table:style-name="ce10">
            <text:p>celkem</text:p>
          </table:table-cell>
          <table:table-cell office:value-type="float" office:value="100" table:formula="of:=SUM([.L32:.L34])" table:style-name="ce3">
            <text:p>100</text:p>
          </table:table-cell>
          <table:table-cell office:value-type="float" office:value="1" table:formula="of:=[.L36]*[.$C$1]" table:style-name="ce1">
            <text:p>1</text:p>
          </table:table-cell>
          <table:table-cell office:value-type="float" office:value="-1" table:style-name="ce5">
            <text:p>-1</text:p>
          </table:table-cell>
          <table:table-cell office:value-type="float" office:value="-2.2400000000000002" table:formula="of:=SUM([.O32:.O34])" table:style-name="ce11">
            <text:p>-2,24</text:p>
          </table:table-cell>
          <table:table-cell table:number-columns-repeated="16369"/>
        </table:table-row>
        <table:table-row table:style-name="ro2">
          <table:table-cell table:number-columns-repeated="5"/>
          <table:table-cell office:value-type="string" table:number-columns-spanned="5" table:number-rows-spanned="1" table:style-name="ce19">
            <text:p>příležitosti</text:p>
          </table:table-cell>
          <table:covered-table-cell table:number-columns-repeated="4"/>
          <table:table-cell office:value-type="string" table:number-columns-spanned="5" table:number-rows-spanned="1" table:style-name="ce19">
            <text:p>hrozby</text:p>
          </table:table-cell>
          <table:covered-table-cell table:number-columns-repeated="4"/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nové technologie</text:p>
          </table:table-cell>
          <table:table-cell office:value-type="float" office:value="20" table:style-name="ce1">
            <text:p>20</text:p>
          </table:table-cell>
          <table:table-cell office:value-type="float" office:value="0.2" table:formula="of:=[.G38]*[.$C$1]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0.4" table:formula="of:=[.H38]*[.I38]*[.$D$19]" table:style-name="ce1">
            <text:p>0,4</text:p>
          </table:table-cell>
          <table:table-cell office:value-type="string" table:style-name="ce7">
            <text:p>konkurence</text:p>
          </table:table-cell>
          <table:table-cell office:value-type="float" office:value="30" table:style-name="ce1">
            <text:p>30</text:p>
          </table:table-cell>
          <table:table-cell office:value-type="float" office:value="0.3" table:formula="of:=[.L38]*[.$C$1]" table:style-name="ce1">
            <text:p>0,3</text:p>
          </table:table-cell>
          <table:table-cell office:value-type="float" office:value="2" table:style-name="ce1">
            <text:p>2</text:p>
          </table:table-cell>
          <table:table-cell office:value-type="float" office:value="0.6" table:formula="of:=[.N38]*[.M38]" table:style-name="ce8">
            <text:p>0,6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zvýšení poptávky</text:p>
          </table:table-cell>
          <table:table-cell office:value-type="float" office:value="12" table:style-name="ce1">
            <text:p>12</text:p>
          </table:table-cell>
          <table:table-cell office:value-type="float" office:value="0.12" table:formula="of:=[.G39]*[.$C$1]" table:style-name="ce1">
            <text:p>0,12</text:p>
          </table:table-cell>
          <table:table-cell office:value-type="float" office:value="2" table:style-name="ce1">
            <text:p>2</text:p>
          </table:table-cell>
          <table:table-cell office:value-type="float" office:value="0.24" table:formula="of:=[.H39]*[.I39]*[.$D$19]" table:style-name="ce1">
            <text:p>0,24</text:p>
          </table:table-cell>
          <table:table-cell office:value-type="string" table:style-name="ce6">
            <text:p>špatný marketing</text:p>
          </table:table-cell>
          <table:table-cell office:value-type="float" office:value="40" table:style-name="ce1">
            <text:p>40</text:p>
          </table:table-cell>
          <table:table-cell office:value-type="float" office:value="0.4" table:formula="of:=[.L39]*[.$C$1]" table:style-name="ce1">
            <text:p>0,4</text:p>
          </table:table-cell>
          <table:table-cell office:value-type="float" office:value="3" table:style-name="ce1">
            <text:p>3</text:p>
          </table:table-cell>
          <table:table-cell office:value-type="float" office:value="1.2000000000000002" table:formula="of:=[.N39]*[.M39]" table:style-name="ce8">
            <text:p>1,2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příspěvky externích developerů</text:p>
          </table:table-cell>
          <table:table-cell office:value-type="float" office:value="43" table:style-name="ce1">
            <text:p>43</text:p>
          </table:table-cell>
          <table:table-cell office:value-type="float" office:value="0.43" table:formula="of:=[.G40]*[.$C$1]" table:style-name="ce1">
            <text:p>0,43</text:p>
          </table:table-cell>
          <table:table-cell office:value-type="float" office:value="2" table:style-name="ce1">
            <text:p>2</text:p>
          </table:table-cell>
          <table:table-cell office:value-type="float" office:value="0.86" table:formula="of:=[.H40]*[.I40]*[.$D$19]" table:style-name="ce1">
            <text:p>0,86</text:p>
          </table:table-cell>
          <table:table-cell office:value-type="string" table:style-name="ce6">
            <text:p>zastarají technologie</text:p>
          </table:table-cell>
          <table:table-cell office:value-type="float" office:value="30" table:style-name="ce1">
            <text:p>30</text:p>
          </table:table-cell>
          <table:table-cell office:value-type="float" office:value="0.3" table:formula="of:=[.L40]*[.$C$1]" table:style-name="ce1">
            <text:p>0,3</text:p>
          </table:table-cell>
          <table:table-cell office:value-type="float" office:value="1" table:style-name="ce1">
            <text:p>1</text:p>
          </table:table-cell>
          <table:table-cell office:value-type="float" office:value="0.3" table:formula="of:=[.N40]*[.M40]" table:style-name="ce8">
            <text:p>0,3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6">
            <text:p>investoři/crowdfunding</text:p>
          </table:table-cell>
          <table:table-cell office:value-type="float" office:value="25" table:style-name="ce1">
            <text:p>25</text:p>
          </table:table-cell>
          <table:table-cell office:value-type="float" office:value="0.25" table:formula="of:=[.G41]*[.$C$1]" table:style-name="ce1">
            <text:p>0,25</text:p>
          </table:table-cell>
          <table:table-cell office:value-type="float" office:value="5" table:style-name="ce1">
            <text:p>5</text:p>
          </table:table-cell>
          <table:table-cell office:value-type="float" office:value="1.25" table:formula="of:=[.H41]*[.I41]*[.$D$19]" table:style-name="ce1">
            <text:p>1,25</text:p>
          </table:table-cell>
          <table:table-cell table:style-name="ce6"/>
          <table:table-cell table:number-columns-repeated="3" table:style-name="ce1"/>
          <table:table-cell table:style-name="ce8"/>
          <table:table-cell table:number-columns-repeated="16369"/>
        </table:table-row>
        <table:table-row table:style-name="ro1">
          <table:table-cell table:number-columns-repeated="5"/>
          <table:table-cell office:value-type="string" table:style-name="ce10">
            <text:p>celkem</text:p>
          </table:table-cell>
          <table:table-cell office:value-type="float" office:value="75" table:formula="of:=SUM([.G38:.G40])" table:style-name="ce12">
            <text:p>75</text:p>
          </table:table-cell>
          <table:table-cell office:value-type="float" office:value="0.75" table:formula="of:=[.G42]*[.$C$1]" table:style-name="ce13">
            <text:p>0,75</text:p>
          </table:table-cell>
          <table:table-cell office:value-type="float" office:value="2" table:style-name="ce13">
            <text:p>2</text:p>
          </table:table-cell>
          <table:table-cell office:value-type="float" office:value="2.75" table:formula="of:=SUM([.J38:.J41])" table:style-name="ce14">
            <text:p>2,75</text:p>
          </table:table-cell>
          <table:table-cell office:value-type="string" table:style-name="ce10">
            <text:p>celkem</text:p>
          </table:table-cell>
          <table:table-cell office:value-type="float" office:value="100" table:formula="of:=SUM([.L38:.L40])" table:style-name="ce12">
            <text:p>100</text:p>
          </table:table-cell>
          <table:table-cell office:value-type="float" office:value="1" table:formula="of:=[.L42]*[.$C$1]" table:style-name="ce13">
            <text:p>1</text:p>
          </table:table-cell>
          <table:table-cell office:value-type="float" office:value="-1" table:style-name="ce15">
            <text:p>-1</text:p>
          </table:table-cell>
          <table:table-cell office:value-type="float" office:value="-2.1" table:formula="of:=-SUM([.O38:.O40])" table:style-name="ce16">
            <text:p>-2,1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4" table:style-name="ce1"/>
          <table:table-cell office:value-type="string" table:style-name="ce17">
            <text:p>interní</text:p>
          </table:table-cell>
          <table:table-cell office:value-type="float" office:value="2.0599999999999996" table:formula="of:=[.J36]+[.O36]" table:style-name="ce17">
            <text:p>2,06</text:p>
          </table:table-cell>
          <table:table-cell table:number-columns-repeated="16373" table:style-name="ce1"/>
        </table:table-row>
        <table:table-row table:style-name="ro1">
          <table:table-cell table:number-columns-repeated="5"/>
          <table:table-cell table:number-columns-repeated="4" table:style-name="ce1"/>
          <table:table-cell office:value-type="string" table:style-name="ce17">
            <text:p>ext</text:p>
          </table:table-cell>
          <table:table-cell office:value-type="float" office:value="0.64999999999999991" table:formula="of:=[.J42]+[.O42]" table:style-name="ce17">
            <text:p>0,65</text:p>
          </table:table-cell>
          <table:table-cell table:number-columns-repeated="16373" table:style-name="ce1"/>
        </table:table-row>
        <table:table-row table:style-name="ro1">
          <table:table-cell table:number-columns-repeated="5"/>
          <table:table-cell table:number-columns-repeated="4" table:style-name="ce1"/>
          <table:table-cell office:value-type="string" table:style-name="ce17">
            <text:p>celkem</text:p>
          </table:table-cell>
          <table:table-cell office:value-type="float" office:value="2.7099999999999995" table:formula="of:=SUM([.K44:.K45])" table:style-name="ce18">
            <text:p>2,71</text:p>
          </table:table-cell>
          <table:table-cell table:number-columns-repeated="16373" table:style-name="ce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05</meta:generator>
    <dc:title/>
    <dc:description/>
    <dc:subject/>
    <meta:initial-creator/>
    <dc:creator>Chrubasik Vit</dc:creator>
    <meta:creation-date>2019-03-14T13:00:08Z</meta:creation-date>
    <dc:date>2019-05-08T19:51:44Z</dc:date>
    <meta:editing-cycles>4</meta:editing-cycles>
  </office:meta>
</office:document-meta>
</file>